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Identifier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vaIdentifierType.JavaIdentifierType( String requiredRuntimeVersion , AnnotationGrammar parentGrammar , char [ ] valid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IdentifierType.isValid( cha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